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7.143cm" fo:margin-left="-0.191cm" table:align="left"/>
    </style:style>
    <style:style style:name="Tabla1.A" style:family="table-column">
      <style:table-column-properties style:column-width="1.214cm"/>
    </style:style>
    <style:style style:name="Tabla1.B" style:family="table-column">
      <style:table-column-properties style:column-width="2.231cm"/>
    </style:style>
    <style:style style:name="Tabla1.C" style:family="table-column">
      <style:table-column-properties style:column-width="2.101cm"/>
    </style:style>
    <style:style style:name="Tabla1.D" style:family="table-column">
      <style:table-column-properties style:column-width="7.812cm"/>
    </style:style>
    <style:style style:name="Tabla1.E" style:family="table-column">
      <style:table-column-properties style:column-width="11.351cm"/>
    </style:style>
    <style:style style:name="Tabla1.F" style:family="table-column">
      <style:table-column-properties style:column-width="2.434cm"/>
    </style:style>
    <style:style style:name="Tabla1.A1" style:family="table-cell">
      <style:table-cell-properties fo:padding-left="0.191cm" fo:padding-right="0.191cm" fo:padding-top="0cm" fo:padding-bottom="0cm" fo:border="0.018cm solid #00000a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fo:background-color="#ffff00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7" style:family="paragraph" style:parent-style-name="Párrafo_20_de_20_lista" style:list-style-name="WWNum1">
      <style:paragraph-properties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 loext:opacity="100%"/>
    </style:style>
    <style:style style:name="T4" style:family="text">
      <style:text-properties fo:color="#ff0000" fo:font-size="14pt" fo:font-weight="bold" style:font-size-asian="14pt" style:font-weight-asian="bold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000000" fo:font-size="14pt" style:font-size-asian="14pt" loext:opacity="100%"/>
    </style:style>
    <style:style style:name="T7" style:family="text">
      <style:text-properties fo:color="#000000" style:font-name="Arial" fo:font-size="10pt" style:font-size-asian="10pt" style:font-name-complex="Arial" style:font-size-complex="10pt" loext:opacity="100%"/>
    </style:style>
    <style:style style:name="T8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Fuente_20_de_20_párrafo_20_predeter."><text:span text:style-name="T1">CONSULTAS ENTRE GRUPOS. CONSULTAS PARA EL GRUPO </text:span></text:span><text:span text:style-name="Fuente_20_de_20_párrafo_20_predeter."><text:span text:style-name="T2"><text:s/></text:span></text:span><text:span text:style-name="Fuente_20_de_20_párrafo_20_predeter."><text:span text:style-name="T4">PROTECTORA</text:span></text:span></text:p>
      <text:p text:style-name="P1"><text:bookmark text:name="Bookmark"/><text:s/></text:p>
      <text:p text:style-name="P2"><text:span text:style-name="Fuente_20_de_20_párrafo_20_predeter."><text:span text:style-name="T6">DESCRIPCIÓN DEL CONTENIDO DE CADA COLUMNA:</text:span></text:span></text:p>
      <text:list xml:id="list2984900104923316136" text:style-name="WWNum1">
        <text:list-item>
          <text:p text:style-name="P7"><text:span text:style-name="Fuente_20_de_20_párrafo_20_predeter."><text:span text:style-name="T5">NUM: número de la consulta. En caso de incluir más filas al final de la tabla poner la numeración que les correspondan.</text:span></text:span></text:p>
        </text:list-item>
        <text:list-item>
          <text:p text:style-name="P7"><text:span text:style-name="Fuente_20_de_20_párrafo_20_predeter."><text:span text:style-name="T5">FECHA: fecha en la que se pone la consulta</text:span></text:span></text:p>
        </text:list-item>
        <text:list-item>
          <text:p text:style-name="P7"><text:span text:style-name="Fuente_20_de_20_párrafo_20_predeter."><text:span text:style-name="T5">GRUPO QUE HACE LA CONSULTA: nombre del grupo que hace la consulta</text:span></text:span></text:p>
        </text:list-item>
        <text:list-item>
          <text:p text:style-name="P7"><text:span text:style-name="Fuente_20_de_20_párrafo_20_predeter."><text:span text:style-name="T5">CONSULTA: descripción de la información que se desea obtener</text:span></text:span></text:p>
        </text:list-item>
        <text:list-item>
          <text:p text:style-name="P7"><text:span text:style-name="Fuente_20_de_20_párrafo_20_predeter."><text:span text:style-name="T5">RESPUESTA: consulta que da obtiene la información pedida en la columna CONSULTA. Cualquier grupo puede hacer una propuesta de respuesta, en tal caso debe escribir en color distinto al negro y además debe indicar el nombre del grupo que da la respuesta.</text:span></text:span></text:p>
        </text:list-item>
        <text:list-item>
          <text:p text:style-name="P7"><text:span text:style-name="Fuente_20_de_20_párrafo_20_predeter."><text:span text:style-name="T5">Responsable del grupo</text:span></text:span><text:span text:style-name="Fuente_20_de_20_párrafo_20_predeter."><text:span text:style-name="T3"> </text:span></text:span><text:span text:style-name="Fuente_20_de_20_párrafo_20_predeter."><text:span text:style-name="T5">para la respuesta: persona del grupo </text:span></text:span><text:span text:style-name="Fuente_20_de_20_párrafo_20_predeter."><text:span text:style-name="T3">PROTECTORA </text:span></text:span><text:span text:style-name="Fuente_20_de_20_párrafo_20_predeter."><text:span text:style-name="T5">encargada de explicar y/o resolver las dudas sobre la respuesta dada</text:span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">NUM</text:p>
          </table:table-cell>
          <table:table-cell table:style-name="Tabla1.A1" office:value-type="string">
            <text:p text:style-name="P3">FECHA</text:p>
          </table:table-cell>
          <table:table-cell table:style-name="Tabla1.A1" office:value-type="string">
            <text:p text:style-name="P3">GRUPO QUE HACE LA CONSULTA</text:p>
          </table:table-cell>
          <table:table-cell table:style-name="Tabla1.A1" office:value-type="string">
            <text:p text:style-name="P3">CONSULTA</text:p>
          </table:table-cell>
          <table:table-cell table:style-name="Tabla1.A1" office:value-type="string">
            <text:p text:style-name="P3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3"><text:span text:style-name="Fuente_20_de_20_párrafo_20_predeter."><text:span text:style-name="T8">Responsable del grupo para la respuesta</text:span></text:span></text:p>
          </table:table-cell>
        </table:table-row>
        <table:table-row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una relación de todos los animales que tienen puesta la “<text:span text:style-name="Fuente_20_de_20_párrafo_20_predeter."><text:span text:style-name="T7">Vacuna de la rabia</text:span></text:span>” y la fecha en la que se puso. Mostrar los datos cronológicamente.</text:p>
          </table:table-cell>
          <table:table-cell table:style-name="Tabla1.A1" office:value-type="string">
            <text:p text:style-name="P4">select a.nombre, v.nombreVacuna, tp.fechaVacuna</text:p>
            <text:p text:style-name="P4">from animales a, vacunas v, tienenPuesta tp</text:p>
            <text:p text:style-name="P4">where a.idAnimal = tp.idAnimal and v.idVacuna = tp.idVacuna and nombreVacuna = "Vacuna de la rabia"</text:p>
            <text:p text:style-name="P4">order by tp.fechaVacuna;</text:p>
            <text:p text:style-name="P5">CORRECTO</text:p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, para cada recinto, el número de animales que tienen. Ordenar la salida descendentemente por número de animales y alfabéticamente por el nombre del refugio.</text:p>
          </table:table-cell>
          <table:table-cell table:style-name="Tabla1.A1" office:value-type="string">
            <text:p text:style-name="P4">select re.nombreRefugio, rec.idRecinto, a.nombre</text:p>
            <text:p text:style-name="P4">from Refugio re, Recintos rec, animales a</text:p>
            <text:p text:style-name="P4">where re.idRefugio = rec.idRefugio and rec.idRecinto = a.idRecinto;</text:p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esentar los refugios que tienen más animales que recintos. Si es necesario usar tablas temporales.</text:p>
          </table:table-cell>
          <table:table-cell table:style-name="Tabla1.A1" office:value-type="string">
            <text:p text:style-name="P4">No es posible realizar esa consulta debido a que solamente hay un refugio en nuestra base de datos.</text:p>
          </table:table-cell>
          <table:table-cell table:style-name="Tabla1.A1" office:value-type="string">
            <text:p text:style-name="P4">Alejandro y Alexis</text:p>
          </table:table-cell>
        </table:table-row>
        <table:table-row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oponer y resolver una consulta que se resuelva con una subconsulta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5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xis</text:p>
          </table:table-cell>
        </table:table-row>
        <table:table-row>
          <table:table-cell table:style-name="Tabla1.A1" office:value-type="string">
            <text:p text:style-name="P4">6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Iván</text:p>
          </table:table-cell>
        </table:table-row>
        <text:soft-page-break/>
        <table:table-row>
          <table:table-cell table:style-name="Tabla1.A1" office:value-type="string">
            <text:p text:style-name="P4">7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8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jandro</text:p>
          </table:table-cell>
        </table:table-row>
        <table:table-row>
          <table:table-cell table:style-name="Tabla1.A1" office:value-type="string">
            <text:p text:style-name="P4">9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el importe total mensual del salario de todos los trabajadores de la protectora.</text:p>
          </table:table-cell>
          <table:table-cell table:style-name="Tabla1.A1" office:value-type="string">
            <text:p text:style-name="P4">SELECT SUM(salario)*10</text:p>
            <text:p text:style-name="P4">FROM especializaciones;</text:p>
          </table:table-cell>
          <table:table-cell table:style-name="Tabla1.A1" office:value-type="string">
            <text:p text:style-name="P4">Alexis</text:p>
          </table:table-cell>
        </table:table-row>
        <table:table-row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Incrementar un 5% el salario de las especialidades de las que hay más de 2 trabajadores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1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3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complex="Courier New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loext:margin-gutter="0cm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initial-creator>USUARIO</meta:initial-creator>
    <meta:creation-date>2022-05-11T07:55:00Z</meta:creation-date>
    <dc:date>2022-05-16T13:40:33.50</dc:date>
    <meta:editing-cycles>40</meta:editing-cycles>
    <meta:editing-duration>PT52M58S</meta:editing-duration>
    <meta:document-statistic meta:table-count="1" meta:image-count="0" meta:object-count="0" meta:page-count="2" meta:paragraph-count="74" meta:word-count="396" meta:character-count="2409"/>
    <dc:creator>Alexis Cortés Quirós</dc:creator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